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24c041" officeooo:paragraph-rsid="001197fe"/>
    </style:style>
    <style:style style:name="P2" style:family="paragraph" style:parent-style-name="Standard">
      <style:text-properties officeooo:rsid="0026bd15" officeooo:paragraph-rsid="001197fe"/>
    </style:style>
    <style:style style:name="P3" style:family="paragraph" style:parent-style-name="Standard">
      <style:text-properties officeooo:paragraph-rsid="001197fe"/>
    </style:style>
    <style:style style:name="P4" style:family="paragraph" style:parent-style-name="Text_20_body">
      <style:text-properties officeooo:paragraph-rsid="001197fe"/>
    </style:style>
    <style:style style:name="P5" style:family="paragraph" style:parent-style-name="Standard">
      <style:text-properties officeooo:paragraph-rsid="001365c4"/>
    </style:style>
    <style:style style:name="P6" style:family="paragraph" style:parent-style-name="Standard">
      <style:text-properties officeooo:paragraph-rsid="0014a476"/>
    </style:style>
    <style:style style:name="T1" style:family="text">
      <style:text-properties officeooo:rsid="0024c041"/>
    </style:style>
    <style:style style:name="T2" style:family="text">
      <style:text-properties officeooo:rsid="0025eccb"/>
    </style:style>
    <style:style style:name="T3" style:family="text">
      <style:text-properties officeooo:rsid="002638c1"/>
    </style:style>
    <style:style style:name="T4" style:family="text">
      <style:text-properties officeooo:rsid="001197fe"/>
    </style:style>
    <style:style style:name="T5" style:family="text">
      <style:text-properties officeooo:rsid="0013b6b1"/>
    </style:style>
    <style:style style:name="T6" style:family="text">
      <style:text-properties officeooo:rsid="0026b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새로운 데이터 라벨링 &gt;</text:p>
      <text:p text:style-name="P3">dataset1 - 건설안전기사 dataset2 - 건설안전산업기사 dataset3 - 경비지도사2차(소방학) dataset4 - 방재기사 dataset5 - 방재안전직 dataset6 - 산업안전기사 dataset7 - 산업안전산업기사 dataset8 - 산업안전지도사 dataset9 - 산업위생관리기사 dataset10 - 산업위생관리산업기사 dataset11 - 소방공무원 dataset12 - 소방설비기사(기계분야) dataset13 - 소방설비기사(전기분야) dataset14 - 소방설비산업기사(기계) dataset15 - 소방설비산업기사(전기) dataset16 - 소방시설관리사 dataset17 - 소방안전교육사 dataset18 - 위험물기능사 dataset19 - 위험물기능장 dataset20 - 위험물산업기사 dataset21 - 인간공학기사 dataset22 - 화재감식평가기사 dataset23 - 화재감식평가산업기사<text:line-break/><text:line-break/>&lt;사용모델&gt;<text:line-break/>llama-3.3-70b<text:line-break/>llama-3.1-8B-Instruct</text:p>
      <text:p text:style-name="P4">EXAONE-4.0.1-32B<text:line-break/>Gemma-3-27B<text:line-break/>Qwen2.5-32B-Instruct-GGUF<text:line-break/>Qwen2.5-32B-Instruct-GGUF-NoThink → qwen/qwen3-30b-a3b-2507<text:line-break/><text:line-break/>일단 <text:span text:style-name="T5">data</text:span><text:span text:style-name="T4">8</text:span><text:span text:style-name="T5">_</text:span><text:span text:style-name="T4">산업안전지도사 배제한 버전 명령</text:span><text:line-break/>&lt;<text:span text:style-name="T1">1. meta/llama 70b&gt;</text:span></text:p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5">-m "meta/llama-3.3-70b" \</text:p>
      <text:p text:style-name="P5"><text:soft-page-break/>--lmstudio-url http://127.0.0.1:1234<text:line-break/><text:line-break/><text:line-break/><text:line-break/></text:p>
      <text:p text:style-name="P3"><text:span text:style-name="T1">2.</text:span>llama-3.1-8B-Instruct</text:p>
      <text:p text:style-name="P3"/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3">-m "meta-llama-3.1-8b-instruct" \</text:p>
      <text:p text:style-name="P3">--lmstudio-url http://127.0.0.1:1234<text:line-break/></text:p>
      <text:p text:style-name="P3"/>
      <text:p text:style-name="P1">3. exaone-4.0.1-32b:2</text:p>
      <text:p text:style-name="P3"/>
      <text:p text:style-name="P3"/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<text:soft-page-break/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3">-m "exaone-4.0.1-32b:2" \</text:p>
      <text:p text:style-name="P3">--lmstudio-url http://127.0.0.1:1234<text:line-break/></text:p>
      <text:p text:style-name="P3"/>
      <text:p text:style-name="P3"><text:span text:style-name="T2">4.</text:span>Gemma-3-27B</text:p>
      <text:p text:style-name="P3"/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<text:soft-page-break/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3">-m "google/gemma-3-27b" \</text:p>
      <text:p text:style-name="P3">--lmstudio-url http://127.0.0.1:1234<text:line-break/></text:p>
      <text:p text:style-name="P3"/>
      <text:p text:style-name="P3"/>
      <text:p text:style-name="P3"><text:span text:style-name="T3">5.</text:span>Qwen2.5-32B-Instruct-GGUF</text:p>
      <text:p text:style-name="P3"/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3">-m "qwen2.5-32b-instruct" \</text:p>
      <text:p text:style-name="P3">--lmstudio-url http://127.0.0.1:1234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6. qwen/qwen3-30b-a3b-2507</text:p>
      <text:p text:style-name="P3"/>
      <text:p text:style-name="P5">python3 llm_benchmark_no_prompting_lmstudio.py \</text:p>
      <text:p text:style-name="P5">-d "/home/chung/Desktop/dataset1.csv" \</text:p>
      <text:p text:style-name="P5">"/home/chung/Desktop/dataset2.csv" \</text:p>
      <text:p text:style-name="P5">"/home/chung/Desktop/dataset3.csv" \</text:p>
      <text:p text:style-name="P5">"/home/chung/Desktop/dataset4.csv" \</text:p>
      <text:p text:style-name="P5">"/home/chung/Desktop/dataset5.csv" \</text:p>
      <text:p text:style-name="P5">"/home/chung/Desktop/dataset6.csv" \</text:p>
      <text:p text:style-name="P5">"/home/chung/Desktop/dataset7.csv" \</text:p>
      <text:p text:style-name="P5">"/home/chung/Desktop/dataset9.csv" \</text:p>
      <text:p text:style-name="P5">"/home/chung/Desktop/dataset10.csv" \</text:p>
      <text:p text:style-name="P5">"/home/chung/Desktop/dataset11.csv" \</text:p>
      <text:p text:style-name="P5">"/home/chung/Desktop/dataset12.csv" \</text:p>
      <text:p text:style-name="P5">"/home/chung/Desktop/dataset13.csv" \</text:p>
      <text:p text:style-name="P5">"/home/chung/Desktop/dataset14.csv" \</text:p>
      <text:p text:style-name="P5">"/home/chung/Desktop/dataset15.csv" \</text:p>
      <text:p text:style-name="P5">"/home/chung/Desktop/dataset16.csv" \</text:p>
      <text:p text:style-name="P5">"/home/chung/Desktop/dataset17.csv" \</text:p>
      <text:p text:style-name="P5">"/home/chung/Desktop/dataset18.csv" \</text:p>
      <text:p text:style-name="P5">"/home/chung/Desktop/dataset19.csv" \</text:p>
      <text:p text:style-name="P5">"/home/chung/Desktop/dataset20.csv" \</text:p>
      <text:p text:style-name="P5">"/home/chung/Desktop/dataset21.csv" \</text:p>
      <text:p text:style-name="P5">"/home/chung/Desktop/dataset22.csv" \</text:p>
      <text:p text:style-name="P5">"/home/chung/Desktop/dataset23.csv" \</text:p>
      <text:p text:style-name="P5">-dn 건설안전기사 건설안전산업기사 경비지도사2차\(소방학\) 방재기사 방재안전직 \</text:p>
      <text:p text:style-name="P5">산업안전기사 산업안전산업기사 산업위생관리기사 산업위생관리산업기사 \</text:p>
      <text:p text:style-name="P5">소방공무원 소방설비기사\(기계분야\) 소방설비기사\(전기분야\) 소방설비산업기사\(기계\) \</text:p>
      <text:p text:style-name="P5">소방설비산업기사\(전기\) 소방시설관리사 소방안전교육사 위험물기능사 위험물기능장 \</text:p>
      <text:p text:style-name="P5">위험물산업기사 인간공학기사 화재감식평가기사 화재감식평가산업기사 \</text:p>
      <text:p text:style-name="P6">-m "qwen/qwen3-30b-a3b-2507" \</text:p>
      <text:p text:style-name="P6">--lmstudio-url http://127.0.0.1:1234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0:27:47.488073413</meta:creation-date>
    <dc:date>2026-01-13T17:24:20.551938514</dc:date>
    <meta:editing-duration>PT4H17M14S</meta:editing-duration>
    <meta:editing-cycles>5</meta:editing-cycles>
    <meta:generator>LibreOffice/24.2.7.2$Linux_AARCH64 LibreOffice_project/420$Build-2</meta:generator>
    <meta:document-statistic meta:table-count="0" meta:image-count="0" meta:object-count="0" meta:page-count="5" meta:paragraph-count="188" meta:word-count="1704" meta:character-count="7643" meta:non-whitespace-character-count="7237"/>
  </office:meta>
</office:document-meta>
</file>